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P2" style:parent-style-name="Normal" style:family="paragraph">
      <style:paragraph-properties fo:margin-top="0.0694in" fo:margin-bottom="0.0694in" fo:line-height="100%"/>
    </style:style>
    <style:style style:name="T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4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5" style:parent-style-name="Normal" style:family="paragraph">
      <style:paragraph-properties fo:margin-top="0.0694in" fo:margin-bottom="0.0694in" fo:line-height="100%"/>
    </style:style>
    <style:style style:name="T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7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8" style:parent-style-name="Normal" style:family="paragraph">
      <style:paragraph-properties fo:margin-top="0.0694in" fo:margin-bottom="0.0694in" fo:line-height="100%"/>
    </style:style>
    <style:style style:name="T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10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11" style:parent-style-name="Normal" style:family="paragraph">
      <style:paragraph-properties fo:margin-top="0.0694in" fo:margin-bottom="0.0694in" fo:line-height="100%"/>
    </style:style>
    <style:style style:name="T1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13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14" style:parent-style-name="Normal" style:family="paragraph">
      <style:paragraph-properties fo:margin-top="0.0694in" fo:margin-bottom="0.0694in" fo:line-height="100%"/>
    </style:style>
    <style:style style:name="T1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16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17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18" style:parent-style-name="Normal" style:family="paragraph">
      <style:paragraph-properties fo:margin-top="0.0694in" fo:margin-bottom="0.0694in" fo:line-height="100%"/>
    </style:style>
    <style:style style:name="T1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20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21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22" style:parent-style-name="Normal" style:family="paragraph">
      <style:paragraph-properties fo:margin-top="0.0694in" fo:margin-bottom="0.0694in" fo:line-height="100%"/>
    </style:style>
    <style:style style:name="P23" style:parent-style-name="Normal" style:family="paragraph">
      <style:paragraph-properties fo:margin-top="0.0694in" fo:margin-bottom="0.0694in" fo:line-height="100%"/>
    </style:style>
    <style:style style:name="T2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25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2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2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2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2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3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4" style:parent-style-name="Normal" style:family="paragraph">
      <style:paragraph-properties fo:margin-top="0.0694in" fo:margin-bottom="0.0694in" fo:line-height="100%"/>
    </style:style>
    <style:style style:name="T3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36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37" style:parent-style-name="Normal" style:family="paragraph">
      <style:paragraph-properties fo:margin-top="0.0694in" fo:margin-bottom="0.0694in" fo:line-height="100%"/>
    </style:style>
    <style:style style:name="T38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39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T40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4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42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T45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4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Policepardéfaut" style:family="text">
      <style:text-properties style:font-name="Arial" style:font-name-asian="Times New Roman" style:font-name-complex="Arial" fo:color="#000000" style:letter-kerning="false" fo:font-size="12pt" style:font-size-asian="12pt" style:font-size-complex="12pt" style:language-asian="fr" style:country-asian="FR"/>
    </style:style>
  </office:automatic-styles>
  <office:body>
    <office:text text:use-soft-page-breaks="true">
      <text:h text:style-name="P1" text:outline-level="3">Fiche descriptive</text:h>
      <text:p text:style-name="P2"><text:span text:style-name="T3">Cas d’utilisation<text:s/></text:span><text:span text:style-name="T4">: Réserver des machines</text:span></text:p>
      <text:p text:style-name="P5"><text:span text:style-name="T6">Acteur principal<text:s/></text:span><text:span text:style-name="T7">: Client</text:span></text:p>
      <text:p text:style-name="P8"><text:span text:style-name="T9">Acteur secondaire<text:s/></text:span><text:span text:style-name="T10">: /</text:span></text:p>
      <text:p text:style-name="P11"><text:span text:style-name="T12">Préconditions<text:s/></text:span><text:span text:style-name="T13">: Le client doit être authentifié.</text:span></text:p>
      <text:p text:style-name="P14"><text:span text:style-name="T15">Garantie en cas de succès<text:s/></text:span><text:span text:style-name="T16">:<text:s/></text:span><text:span text:style-name="T17">La ou les machine(s) sont réservées.</text:span></text:p>
      <text:p text:style-name="P18"><text:span text:style-name="T19">Garantie minimale<text:s/></text:span><text:span text:style-name="T20">:<text:s/></text:span><text:span text:style-name="T21">Le système reste inchangé</text:span></text:p>
      <text:p text:style-name="P22"/>
      <text:p text:style-name="P23"><text:span text:style-name="T24">Scénario nominal<text:s/></text:span><text:span text:style-name="T25">:</text:span></text:p>
      <text:list text:style-name="LFO1" text:continue-numbering="true">
        <text:list-item>
          <text:p text:style-name="P26">Le client sélectionne la fonctionnalité « Réserver une machine »</text:p>
        </text:list-item>
        <text:list-item>
          <text:p text:style-name="P27">Le système affiche les différentes machines que le client peut réserver.</text:p>
        </text:list-item>
        <text:list-item>
          <text:p text:style-name="P28">Le client décrit son besoin, c’est-à-dire qu’il choisit les différentes machines qu’il veut réserver avec le temps pour chaque machine.</text:p>
        </text:list-item>
        <text:list-item>
          <text:p text:style-name="P29">Le système enregistre la composition souhaitée par le client et demande par la suite les fichiers de descriptions des travaux pour chaque machine</text:p>
        </text:list-item>
        <text:list-item>
          <text:p text:style-name="P30">Le client dépose les fichiers dans les formats définis.</text:p>
        </text:list-item>
        <text:list-item>
          <text:p text:style-name="P31">Le système vérifie que le temps demandé correspond au temps nécessaire pour effectuer le travail, et propose un ajustement si nécessaire. Il propose ensuite quelques créneaux possibles.</text:p>
        </text:list-item>
        <text:list-item>
          <text:p text:style-name="P32">Le client choisit un des créneaux proposés, ce qui vaut réservation.</text:p>
        </text:list-item>
      </text:list>
      <text:p text:style-name="P33"/>
      <text:p text:style-name="P34"><text:span text:style-name="T35">Scénarios alternatifs<text:s/></text:span><text:span text:style-name="T36">:</text:span></text:p>
      <text:p text:style-name="P37"><text:span text:style-name="T38">A </text:span><text:span text:style-name="T39">: Défaut de créneau pour une ou plusieurs machines<text:s/></text:span><text:span text:style-name="T40"><text:line-break/>Si le système ne peut pas trouver de créneau pour une ou plusieurs machine(s) dans la limite d’une semaine à compter du premier jouer de réservation :</text:span></text:p>
      <text:list text:style-name="LFO2" text:continue-numbering="true">
        <text:list-item>
          <text:p text:style-name="P41">6(A) : Le système peut proposer de trouver un créneau dans une période supérieur à une semaine.<text:s/></text:p>
        </text:list-item>
      </text:list>
      <text:p text:style-name="P42"/>
      <text:p text:style-name="P43"><text:span text:style-name="T44">B<text:s/></text:span><text:span text:style-name="T45">: Défaut de format des fichiers</text:span></text:p>
      <text:p text:style-name="P46">Si le format de fichier déposé n’est pas le bon :</text:p>
      <text:list text:style-name="LFO3" text:continue-numbering="true">
        <text:list-item>
          <text:p text:style-name="P47"><text:span text:style-name="T48">6(B) : Le système l’indique au client par une erreur et redemande le fichier a nouveau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3" style:display-name="Titre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3.5pt" style:font-size-asian="13.5pt" style:font-size-complex="13.5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3Car" style:display-name="Titre 3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aptiste bertout</meta:initial-creator>
    <dc:creator>baptiste bertout</dc:creator>
    <meta:creation-date>2023-09-29T07:29:00Z</meta:creation-date>
    <dc:date>2023-09-29T08:30:00Z</dc:date>
    <meta:template xlink:href="Normal.dotm" xlink:type="simple"/>
    <meta:editing-cycles>10</meta:editing-cycles>
    <meta:editing-duration>PT3480S</meta:editing-duration>
    <meta:document-statistic meta:page-count="1" meta:paragraph-count="3" meta:word-count="233" meta:character-count="1516" meta:row-count="10" meta:non-whitespace-character-count="1286"/>
  </office:meta>
</office:document-meta>
</file>